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1.8cm"/>
    </style:style>
    <style:style style:name="gr2" style:family="graphic" style:parent-style-name="standard">
      <style:graphic-properties draw:fill="solid" draw:fill-color="#ffccff" draw:textarea-horizontal-align="justify" draw:textarea-vertical-align="middle" draw:auto-grow-height="false" fo:min-height="1.05cm" fo:min-width="2.8cm"/>
    </style:style>
    <style:style style:name="gr3" style:family="graphic" style:parent-style-name="standard">
      <style:graphic-properties draw:fill="solid" draw:fill-color="#ffcccc" draw:textarea-horizontal-align="justify" draw:textarea-vertical-align="middle" draw:auto-grow-height="false" fo:min-height="1.05cm" fo:min-width="1.8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1.05cm" fo:min-width="1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000000" draw:marker-end="Short_20_line_20_Arrow" draw:marker-end-width="0.3cm" draw:fill="none" draw:textarea-vertical-align="middle"/>
    </style:style>
    <style:style style:name="gr7" style:family="graphic" style:parent-style-name="standard">
      <style:graphic-properties draw:fill="solid" draw:fill-color="#729fcf" draw:textarea-horizontal-align="left" draw:textarea-vertical-align="middle" draw:auto-grow-height="false" fo:min-height="4.331cm" fo:min-width="2.401cm"/>
    </style:style>
    <style:style style:name="gr8" style:family="graphic" style:parent-style-name="standard">
      <style:graphic-properties draw:fill="solid" draw:fill-color="#eee8aa" draw:textarea-horizontal-align="justify" draw:textarea-vertical-align="middle" draw:auto-grow-height="false" fo:min-height="1.05cm" fo:min-width="1.8cm"/>
    </style:style>
    <style:style style:name="gr9" style:family="graphic" style:parent-style-name="standard">
      <style:graphic-properties draw:fill="solid" draw:fill-color="#eee8aa" draw:textarea-horizontal-align="left" draw:textarea-vertical-align="middle" draw:auto-grow-height="false" fo:min-height="4.331cm" fo:min-width="2.401cm"/>
    </style:style>
    <style:style style:name="gr10" style:family="graphic" style:parent-style-name="standard">
      <style:graphic-properties draw:fill="solid" draw:fill-color="#ffccff" draw:textarea-horizontal-align="left" draw:textarea-vertical-align="middle" draw:auto-grow-height="false" fo:min-height="1.84cm" fo:min-width="1.901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5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474cm" fo:min-width="1.6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2.0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9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253cm"/>
    </style:style>
    <style:style style:name="gr16" style:family="graphic" style:parent-style-name="standard">
      <style:graphic-properties draw:fill="solid" draw:fill-color="#ccffcc" draw:textarea-horizontal-align="left" draw:textarea-vertical-align="middle" draw:auto-grow-height="false" fo:min-height="1.277cm" fo:min-width="2.1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ff"/>
      <style:paragraph-properties fo:text-align="center"/>
    </style:style>
    <style:style style:name="P3" style:family="paragraph">
      <loext:graphic-properties draw:fill="solid" draw:fill-color="#ffcccc"/>
      <style:paragraph-properties fo:text-align="center"/>
    </style:style>
    <style:style style:name="P4" style:family="paragraph">
      <loext:graphic-properties draw:fill="solid" draw:fill-color="#ccff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729fcf"/>
      <style:paragraph-properties fo:text-align="start"/>
      <style:text-properties fo:font-size="11pt"/>
    </style:style>
    <style:style style:name="P8" style:family="paragraph">
      <loext:graphic-properties draw:fill="solid" draw:fill-color="#eee8aa"/>
      <style:paragraph-properties fo:text-align="center"/>
    </style:style>
    <style:style style:name="P9" style:family="paragraph">
      <loext:graphic-properties draw:fill="solid" draw:fill-color="#eee8aa"/>
      <style:paragraph-properties fo:text-align="start"/>
      <style:text-properties fo:font-size="11pt"/>
    </style:style>
    <style:style style:name="P10" style:family="paragraph">
      <loext:graphic-properties draw:fill="solid" draw:fill-color="#ffccff"/>
      <style:paragraph-properties fo:text-align="start"/>
      <style:text-properties fo:font-size="11pt"/>
    </style:style>
    <style:style style:name="P11" style:family="paragraph">
      <loext:graphic-properties draw:fill="solid" draw:fill-color="#ffffff"/>
      <style:paragraph-properties fo:text-align="center"/>
      <style:text-properties fo:font-size="11pt"/>
    </style:style>
    <style:style style:name="P12" style:family="paragraph">
      <loext:graphic-properties draw:fill="solid" draw:fill-color="#ffffff"/>
      <style:paragraph-properties fo:text-align="center"/>
      <style:text-properties fo:font-size="8pt"/>
    </style:style>
    <style:style style:name="P13" style:family="paragraph">
      <loext:graphic-properties draw:fill="none" draw:fill-color="#ffffff"/>
      <style:text-properties fo:font-size="14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ccffcc"/>
      <style:paragraph-properties fo:text-align="start"/>
      <style:text-properties fo:font-size="11pt"/>
    </style:style>
    <style:style style:name="T1" style:family="text">
      <style:text-properties fo:font-size="11pt"/>
    </style:style>
    <style:style style:name="T2" style:family="text">
      <style:text-properties fo:font-size="8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3cm" svg:height="1.3cm" svg:x="17.8cm" svg:y="8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3cm" svg:height="1.3cm" svg:x="12.7cm" svg:y="5.8cm">
          <text:p text:style-name="P1">graphics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3cm" svg:height="1.3cm" svg:x="8.3cm" svg:y="3.8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2.3cm" svg:height="1.3cm" svg:x="4.2cm" svg:y="1.9cm">
          <text:p text:style-name="P1">app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6cm" svg:y1="6.45cm" svg:x2="18.95cm" svg:y2="8cm" draw:start-shape="id1" draw:end-shape="id2" draw:end-glue-point="0" svg:d="M16000 6450c1967 0 2950 516 2950 1550" svg:viewBox="0 0 2951 1551">
          <text:p/>
        </draw:connector>
        <draw:connector draw:style-name="gr5" draw:text-style-name="P5" draw:layer="layout" draw:type="curve" svg:x1="10.6cm" svg:y1="4.45cm" svg:x2="14.35cm" svg:y2="5.8cm" draw:start-shape="id3" draw:start-glue-point="1" draw:end-shape="id1" draw:end-glue-point="0" svg:d="M10600 4450c2500 0 3750 450 3750 1350" svg:viewBox="0 0 3751 1351">
          <text:p/>
        </draw:connector>
        <draw:connector draw:style-name="gr5" draw:text-style-name="P5" draw:layer="layout" draw:type="curve" svg:x1="6.5cm" svg:y1="2.55cm" svg:x2="9.45cm" svg:y2="3.8cm" draw:start-shape="id4" draw:start-glue-point="1" draw:end-shape="id3" draw:end-glue-point="0" svg:d="M6500 2550c1967 0 2950 416 2950 1250" svg:viewBox="0 0 2951 1251">
          <text:p/>
        </draw:connector>
        <draw:connector draw:style-name="gr6" draw:text-style-name="P5" draw:layer="layout" draw:type="curve" svg:x1="5.35cm" svg:y1="3.2cm" svg:x2="4.3cm" svg:y2="5.15cm" draw:start-shape="id4" draw:start-glue-point="2" draw:end-shape="id5" draw:end-glue-point="7" svg:d="M5350 3200c0 1300-350 1950-1050 1950" svg:viewBox="0 0 1051 1951">
          <text:p/>
        </draw:connector>
        <draw:connector draw:style-name="gr6" draw:text-style-name="P5" draw:layer="layout" draw:type="curve" svg:x1="14.35cm" svg:y1="7.1cm" svg:x2="12.6cm" svg:y2="9.6cm" draw:start-shape="id1" draw:start-glue-point="2" draw:end-shape="id6" draw:end-glue-point="7" svg:d="M14350 7100c0 1667-583 2500-1750 2500" svg:viewBox="0 0 1751 2501">
          <text:p/>
        </draw:connector>
        <draw:custom-shape draw:style-name="gr7" draw:text-style-name="P7" xml:id="id7" draw:id="id7" draw:layer="layout" svg:width="2.9cm" svg:height="5.7cm" svg:x="14.9cm" svg:y="10.4cm">
          <text:p text:style-name="P6"><text:span text:style-name="T1">TKBinXCAF</text:span></text:p>
          <text:p text:style-name="P6"><text:span text:style-name="T1">TKBRep</text:span></text:p>
          <text:p text:style-name="P6"><text:span text:style-name="T1">TKCDF</text:span></text:p>
          <text:p text:style-name="P6"><text:span text:style-name="T1">TKG3d</text:span></text:p>
          <text:p text:style-name="P6"><text:span text:style-name="T1">TKernel</text:span></text:p>
          <text:p text:style-name="P6"><text:span text:style-name="T1">TKLCAF</text:span></text:p>
          <text:p text:style-name="P6"><text:span text:style-name="T1">TKMath</text:span></text:p>
          <text:p text:style-name="P6"><text:span text:style-name="T1">TKXmlXCAF</text:span></text:p>
          <text:p text:style-name="P6"><text:span text:style-name="T1">TKXCAF</text:span></text:p>
          <text:p text:style-name="P6"><text:span text:style-name="T1">TKXSBas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draw:type="curve" svg:x1="18.95cm" svg:y1="9.3cm" svg:x2="17.8cm" svg:y2="13.25cm" draw:start-shape="id2" draw:start-glue-point="2" draw:end-shape="id7" draw:end-glue-point="7" svg:d="M18950 9300c0 2634-383 3950-1150 3950" svg:viewBox="0 0 1151 3951">
          <text:p/>
        </draw:connector>
        <draw:custom-shape draw:style-name="gr8" draw:text-style-name="P8" xml:id="id8" draw:id="id8" draw:layer="layout" svg:width="2.3cm" svg:height="1.3cm" svg:x="22.5cm" svg:y="8cm">
          <text:p text:style-name="P1">io_occ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22.5cm" svg:y1="8.65cm" svg:x2="20.1cm" svg:y2="8.65cm" draw:start-shape="id8" draw:end-shape="id2" svg:d="M22500 8650h-2400" svg:viewBox="0 0 2401 1">
          <text:p/>
        </draw:connector>
        <draw:custom-shape draw:style-name="gr9" draw:text-style-name="P9" xml:id="id9" draw:id="id9" draw:layer="layout" svg:width="2.9cm" svg:height="5.7cm" svg:x="25.1cm" svg:y="10.4cm">
          <text:p text:style-name="P6"><text:span text:style-name="T1">TKIGES</text:span></text:p>
          <text:p text:style-name="P6"><text:span text:style-name="T1">TKSTEP</text:span></text:p>
          <text:p text:style-name="P6"><text:span text:style-name="T1">TKSTEP209</text:span></text:p>
          <text:p text:style-name="P6"><text:span text:style-name="T1">TKSTEPAttr</text:span></text:p>
          <text:p text:style-name="P6"><text:span text:style-name="T1">TKSTEPBase</text:span></text:p>
          <text:p text:style-name="P6"><text:span text:style-name="T1">TKRWMesh</text:span></text:p>
          <text:p text:style-name="P6"><text:span text:style-name="T1">TKSTL</text:span></text:p>
          <text:p text:style-name="P6"><text:span text:style-name="T1">TKVRML</text:span></text:p>
          <text:p text:style-name="P6"><text:span text:style-name="T1">TKXDEIGES</text:span></text:p>
          <text:p text:style-name="P6"><text:span text:style-name="T1">TKXDESTE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draw:type="curve" svg:x1="23.65cm" svg:y1="9.3cm" svg:x2="25.1cm" svg:y2="13.25cm" draw:start-shape="id8" draw:start-glue-point="2" draw:end-shape="id9" draw:end-glue-point="5" svg:d="M23650 9300c0 2634 483 3950 1450 3950" svg:viewBox="0 0 1451 3951">
          <text:p/>
        </draw:connector>
        <draw:custom-shape draw:style-name="gr10" draw:text-style-name="P10" xml:id="id6" draw:id="id6" draw:layer="layout" svg:width="2.4cm" svg:height="2.6cm" svg:x="10.2cm" svg:y="8.3cm">
          <text:p text:style-name="P6"><text:span text:style-name="T1">TKMeshVS</text:span></text:p>
          <text:p text:style-name="P6"><text:span text:style-name="T1">TKOpenGl</text:span></text:p>
          <text:p text:style-name="P6"><text:span text:style-name="T1">TKV3d</text:span></text:p>
          <text:p text:style-name="P6"><text:span text:style-name="T1">TKServic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1" draw:layer="layout" svg:width="3cm" svg:height="1cm" svg:x="24.5cm" svg:y="2.2cm">
          <text:p text:style-name="P1"><text:span text:style-name="T1">Mayo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.1cm" svg:height="0.9cm" svg:x="24.5cm" svg:y="3.4cm">
          <text:p text:style-name="P1"><text:span text:style-name="T2">3rdparty DLL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13" draw:layer="layout" svg:width="2.606cm" svg:height="0.831cm" svg:x="23.601cm" svg:y="1.4cm">
          <draw:text-box>
            <text:p><text:span text:style-name="T3">Symbols</text:span></text:p>
          </draw:text-box>
        </draw:frame>
        <draw:connector draw:style-name="gr5" draw:text-style-name="P5" draw:layer="layout" draw:type="curve" svg:x1="25.5cm" svg:y1="5.206cm" svg:x2="26.894cm" svg:y2="5.2cm" svg:d="M25500 5206c1045 0 349-6 1394-6" svg:viewBox="0 0 1395 7">
          <text:p/>
        </draw:connector>
        <draw:frame draw:style-name="gr14" draw:text-style-name="P14" draw:layer="layout" svg:width="4.435cm" svg:height="0.704cm" svg:x="24.265cm" svg:y="4.396cm">
          <draw:text-box>
            <text:p><text:span text:style-name="T1">Module dependency</text:span></text:p>
          </draw:text-box>
        </draw:frame>
        <draw:frame draw:style-name="gr15" draw:text-style-name="P14" draw:layer="layout" svg:width="3.753cm" svg:height="0.704cm" svg:x="24.266cm" svg:y="5.296cm">
          <draw:text-box>
            <text:p><text:span text:style-name="T1">DLL dependency</text:span></text:p>
          </draw:text-box>
        </draw:frame>
        <draw:connector draw:style-name="gr6" draw:text-style-name="P5" draw:layer="layout" draw:type="curve" svg:x1="25.548cm" svg:y1="6.214cm" svg:x2="26.892cm" svg:y2="6.222cm" svg:d="M25548 6214c1008 0 336 8 1344 8" svg:viewBox="0 0 1345 9">
          <text:p/>
        </draw:connector>
        <draw:connector draw:style-name="gr5" draw:text-style-name="P5" draw:layer="layout" draw:type="curve" svg:x1="6.5cm" svg:y1="2.55cm" svg:x2="23.65cm" svg:y2="8cm" draw:start-shape="id4" draw:start-glue-point="1" draw:end-shape="id8" draw:end-glue-point="0" svg:d="M6500 2550c11434 0 17150 1816 17150 5450" svg:viewBox="0 0 17151 5451">
          <text:p/>
        </draw:connector>
        <draw:custom-shape draw:style-name="gr16" draw:text-style-name="P15" xml:id="id5" draw:id="id5" draw:layer="layout" svg:width="2.6cm" svg:height="1.9cm" svg:x="1.7cm" svg:y="4.2cm">
          <text:p text:style-name="P6"><text:span text:style-name="T1">QtCore</text:span></text:p>
          <text:p text:style-name="P6"><text:span text:style-name="T1">QtGui</text:span></text:p>
          <text:p text:style-name="P6"><text:span text:style-name="T1">QtWidgets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3:21:36.706000000</meta:creation-date>
    <dc:date>2022-10-11T18:46:09.510000000</dc:date>
    <meta:editing-duration>PT1H11M41S</meta:editing-duration>
    <meta:editing-cycles>15</meta:editing-cycles>
    <meta:generator>LibreOffice/6.0.4.2$Windows_X86_64 LibreOffice_project/9b0d9b32d5dcda91d2f1a96dc04c645c450872bf</meta:generator>
    <meta:document-statistic meta:object-count="25"/>
  </office:meta>
</office:document-meta>
</file>